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officeooo:rsid="0c43a6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§ Heading 1</text:h>
      <text:h text:style-name="Heading_20_2" text:outline-level="2">§ Heading 2</text:h>
      <text:h text:style-name="Heading_20_3" text:outline-level="3">§ Heading 3</text:h>
      <text:p text:style-name="Standard">This is a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c44e488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Standard" style:class="text" style:master-page-name="">
      <loext:graphic-properties draw:fill="none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officeooo:rsid="0c43db44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972in" fo:margin-bottom="0.0835in" loext:contextual-spacing="false"/>
      <style:text-properties style:font-name="DejaVu Sans" fo:font-family="'DejaVu Sans'" style:font-family-generic="swiss" style:font-pitch="variable" fo:font-size="101%" fo:font-weight="bold" officeooo:rsid="0c43db44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835in" loext:contextual-spacing="false"/>
      <style:text-properties style:font-name="DejaVu Sans" fo:font-family="'DejaVu Sans'" style:font-family-generic="swiss" style:font-pitch="variable" fo:font-size="130%" fo:font-weight="bold" officeooo:rsid="0c43db44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MT1" style:family="text">
      <style:text-properties officeooo:rsid="0c43a64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mplate</text:span>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2T07:48:41.386620375</dc:date>
    <meta:editing-duration>P6DT10H16M1S</meta:editing-duration>
    <meta:editing-cycles>275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5" meta:word-count="15" meta:character-count="65" meta:non-whitespace-character-count="55"/>
  </office:meta>
</office:document-meta>
</file>